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HAM 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LEC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GIO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TSU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KUB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2.76" calcext:value-type="float">
            <text:p>2.7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5:08:11.1116207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4:57:45.56</meta:creation-date>
    <dc:date>2022-02-24T15:08:26.603641439</dc:date>
    <meta:editing-duration>PT5M35S</meta:editing-duration>
    <meta:editing-cycles>2</meta:editing-cycles>
    <meta:generator>LibreOffice/6.4.7.2$Linux_X86_64 LibreOffice_project/40$Build-2</meta:generator>
    <meta:document-statistic meta:table-count="3" meta:cell-count="40" meta:object-count="0"/>
  </office:meta>
</office:document-meta>
</file>